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>
        <style:tab-stops>
          <style:tab-stop style:type="left" style:position="0.7777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 fo:line-height="150%">
        <style:tab-stops>
          <style:tab-stop style:type="left" style:position="0.7777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 fo:line-height="150%">
        <style:tab-stops>
          <style:tab-stop style:type="left" style:position="0.7777in"/>
        </style:tab-stops>
      </style:paragraph-properties>
    </style:style>
    <style:style style:name="T4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 fo:line-height="150%">
        <style:tab-stops>
          <style:tab-stop style:type="left" style:position="0.7777in"/>
        </style:tab-stops>
      </style:paragraph-properties>
    </style:style>
    <style:style style:name="P7" style:parent-style-name="Standard" style:family="paragraph">
      <style:paragraph-properties fo:text-align="justify" fo:line-height="200%">
        <style:tab-stops>
          <style:tab-stop style:type="left" style:position="0.7777in"/>
        </style:tab-stops>
      </style:paragraph-properties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justify" fo:line-height="200%">
        <style:tab-stops>
          <style:tab-stop style:type="left" style:position="0.7777in"/>
        </style:tab-stops>
      </style:paragraph-properties>
    </style:style>
    <style:style style:name="P9" style:parent-style-name="Standard" style:family="paragraph">
      <style:paragraph-properties fo:text-align="justify" fo:line-height="200%">
        <style:tab-stops>
          <style:tab-stop style:type="left" style:position="0.7777in"/>
        </style:tab-stops>
      </style:paragraph-properties>
    </style:style>
    <style:style style:name="P10" style:parent-style-name="Standard" style:family="paragraph">
      <style:paragraph-properties fo:text-align="justify" fo:line-height="200%">
        <style:tab-stops>
          <style:tab-stop style:type="left" style:position="0.7777in"/>
        </style:tab-stops>
      </style:paragraph-properties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justify" fo:line-height="200%">
        <style:tab-stops>
          <style:tab-stop style:type="left" style:position="0.7777in"/>
        </style:tab-stops>
      </style:paragraph-properties>
    </style:style>
    <style:style style:name="P12" style:parent-style-name="Standard" style:family="paragraph">
      <style:paragraph-properties fo:text-align="justify" fo:line-height="200%">
        <style:tab-stops>
          <style:tab-stop style:type="left" style:position="0.7777in"/>
        </style:tab-stops>
      </style:paragraph-properties>
      <style:text-properties fo:color="#FF0000"/>
    </style:style>
    <style:style style:name="P13" style:parent-style-name="Standard" style:family="paragraph">
      <style:paragraph-properties fo:text-align="justify" fo:line-height="200%">
        <style:tab-stops>
          <style:tab-stop style:type="left" style:position="0.7777in"/>
        </style:tab-stops>
      </style:paragraph-properties>
    </style:style>
    <style:style style:name="P14" style:parent-style-name="Standard" style:family="paragraph">
      <style:paragraph-properties fo:text-align="justify" fo:line-height="200%">
        <style:tab-stops>
          <style:tab-stop style:type="left" style:position="0.7777in"/>
        </style:tab-stops>
      </style:paragraph-properties>
      <style:text-properties fo:color="#FF0000"/>
    </style:style>
    <style:style style:name="P15" style:parent-style-name="Standard" style:family="paragraph">
      <style:paragraph-properties fo:text-align="justify" fo:line-height="200%">
        <style:tab-stops>
          <style:tab-stop style:type="left" style:position="0.7777in"/>
        </style:tab-stops>
      </style:paragraph-properties>
    </style:style>
    <style:style style:name="P16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  <style:text-properties fo:color="#FF0000"/>
    </style:style>
    <style:style style:name="P17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18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19" style:parent-style-name="Standard" style:family="paragraph">
      <style:paragraph-properties fo:text-align="justify" fo:margin-bottom="0.7875in" fo:line-height="150%">
        <style:tab-stops>
          <style:tab-stop style:type="left" style:position="0.7777in"/>
        </style:tab-stops>
      </style:paragraph-properties>
    </style:style>
    <style:style style:name="P20" style:parent-style-name="Standard" style:family="paragraph">
      <style:paragraph-properties fo:text-align="justify" fo:margin-bottom="0.7875in" fo:line-height="150%">
        <style:tab-stops>
          <style:tab-stop style:type="left" style:position="0.7777in"/>
        </style:tab-stops>
      </style:paragraph-properties>
    </style:style>
    <style:style style:name="P21" style:parent-style-name="Standard" style:family="paragraph">
      <style:paragraph-properties fo:text-align="justify" fo:margin-bottom="0.7875in" fo:line-height="150%">
        <style:tab-stops>
          <style:tab-stop style:type="left" style:position="0.7777in"/>
        </style:tab-stops>
      </style:paragraph-properties>
    </style:style>
    <style:style style:name="P22" style:parent-style-name="Standard" style:family="paragraph">
      <style:paragraph-properties fo:text-align="justify" fo:margin-bottom="0.7875in" fo:line-height="150%">
        <style:tab-stops>
          <style:tab-stop style:type="left" style:position="0.7777in"/>
        </style:tab-stops>
      </style:paragraph-properties>
    </style:style>
    <style:style style:name="P23" style:parent-style-name="Standard" style:family="paragraph">
      <style:paragraph-properties fo:text-align="justify" fo:margin-bottom="0.7875in" fo:line-height="150%">
        <style:tab-stops>
          <style:tab-stop style:type="left" style:position="0.7777in"/>
        </style:tab-stops>
      </style:paragraph-properties>
    </style:style>
    <style:style style:name="P24" style:parent-style-name="Standard" style:family="paragraph">
      <style:paragraph-properties fo:text-align="justify" fo:margin-bottom="0.7875in" fo:line-height="150%">
        <style:tab-stops>
          <style:tab-stop style:type="left" style:position="0.7777in"/>
        </style:tab-stops>
      </style:paragraph-properties>
    </style:style>
    <style:style style:name="P25" style:parent-style-name="Standard" style:family="paragraph">
      <style:paragraph-properties fo:text-align="justify" fo:margin-bottom="0.7875in" fo:line-height="150%">
        <style:tab-stops>
          <style:tab-stop style:type="left" style:position="0.7777in"/>
        </style:tab-stops>
      </style:paragraph-properties>
    </style:style>
    <style:style style:name="P26" style:parent-style-name="Standard" style:family="paragraph">
      <style:paragraph-properties fo:text-align="justify" fo:margin-bottom="0.7875in" fo:line-height="150%">
        <style:tab-stops>
          <style:tab-stop style:type="left" style:position="0.7777in"/>
        </style:tab-stops>
      </style:paragraph-properties>
    </style:style>
    <style:style style:name="P27" style:parent-style-name="Standard" style:family="paragraph">
      <style:paragraph-properties fo:text-align="justify" fo:margin-bottom="0.7875in" fo:line-height="150%">
        <style:tab-stops>
          <style:tab-stop style:type="left" style:position="0.7777in"/>
        </style:tab-stops>
      </style:paragraph-properties>
    </style:style>
    <style:style style:name="P28" style:parent-style-name="Standard" style:family="paragraph">
      <style:paragraph-properties fo:text-align="justify" fo:margin-bottom="0.7875in" fo:line-height="150%">
        <style:tab-stops>
          <style:tab-stop style:type="left" style:position="0.7777in"/>
        </style:tab-stops>
      </style:paragraph-properties>
    </style:style>
    <style:style style:name="P29" style:parent-style-name="Standard" style:family="paragraph">
      <style:paragraph-properties fo:text-align="justify" fo:margin-bottom="0.7875in" fo:line-height="150%">
        <style:tab-stops>
          <style:tab-stop style:type="left" style:position="0.7777in"/>
        </style:tab-stops>
      </style:paragraph-properties>
    </style:style>
  </office:automatic-styles>
  <office:body>
    <office:text text:use-soft-page-breaks="true">
      <text:p text:style-name="P1"/>
      <text:p text:style-name="P2"/>
      <text:p text:style-name="P3"><text:span text:style-name="T4">Roteiro de A</text:span><text:span text:style-name="T5">uto avaliação</text:span></text:p>
      <text:p text:style-name="P6"/>
      <text:p text:style-name="P7">1 Introdução</text:p>
      <text:p text:style-name="P8"><text:tab/>Este documento servirá para fazer a auto-avaliação da monografia. Foi elaborado a partir do pré-projeto de pesquisa: Negociação de Requisitos de<text:s/>Software. Contém uma coleção de questões que guiarão a auto-avaliação a ser realizada na monografia que tem o objetivo de manter o foco original do projeto. As questões estarão dispostas, preferencialmente, na mesma sequência dos respectivos parágrafos do<text:s/>projeto de pesquisa a partir dos quais foram elaboradas.</text:p>
      <text:p text:style-name="P9"/>
      <text:p text:style-name="P10">2 Questões:</text:p>
      <text:p text:style-name="P11"><text:tab/>1 A monografia demonstra como conseguir uma boa participação do cliente durante a engenharia de requisitos (negociações principalmente)?</text:p>
      <text:p text:style-name="P12">( sim,,,,)</text:p>
      <text:p text:style-name="P13"><text:tab/>2 A monografia demonstra como o cliente pode ganhar tempo no entendimento do objeto de negociação e ao mesmo tempo tomar decisões de forma lúcida?</text:p>
      <text:p text:style-name="P14">(sim,,,)</text:p>
      <text:p text:style-name="P15"><text:tab/>3 A monografia demonstra como fazer com que os clientes façam a maioria das solicitações de alteração antes que a programação seja iniciada? Ou melhor que isso, demonstra como garantir que as decisões sobre os requisitos críticos sejam tomadas antes da programação?</text:p>
      <text:p text:style-name="P16">(sim: Através de uso do sistema MEG para as negociações e exposição dos conflitos. Da proposta de Cysneiros, para ajudar a elicitação, análise e posteriormente na racionalização das argumentações das posições. E através do processo WRE- Process de Didier (2003)), para coordenar as atividades de engenharia de requisitos.</text:p>
      <text:p text:style-name="P17"><text:tab/></text:p>
      <text:p text:style-name="P18"/>
      <text:p text:style-name="P19"><text:tab/></text:p>
      <text:p text:style-name="P20"><text:tab/>4 A monografia demonstra como suprir a necessidade de<text:s/>visualização das consequências dos impactos entre os requisitos?</text:p>
      <text:p text:style-name="P21">(sim , <text:s/>através da estratégia de Cysneiros)</text:p>
      <text:p text:style-name="P22"><text:tab/>5 A monografia demonstra como identificar os requisitos críticos para o sucesso do projeto? Demonstra como facilita o consenso entre clientes e<text:s/>desenvolvedores e entre clientes e clientes?</text:p>
      <text:p text:style-name="P23"><text:tab/>6 A monografia demonstra de alguma forma quais são as necessidade da negociação dentro do contexto de engenharia de requisitos?</text:p>
      <text:p text:style-name="P24"><text:tab/>7 A monografia demonstra como verificar o grau de interesse dos participantes no<text:s/>decorrer do processo?</text:p>
      <text:p text:style-name="P25"><text:tab/>8 A monografia expressa quais são as compatibilidades e incompatibilidades entre as propostas encontradas na bibliografia levantada? A monografia expressa quais são as necessidades de adaptação que as propostas precisam? Demonstra quais são os pontos onde as adaptações poderia se dar de maneira mais amena e os de maneira mas difíceis?</text:p>
      <text:soft-page-break/>
      <text:p text:style-name="P26"><text:tab/>9 A monografia chegou a alguma conclusão sobra possibilidade de elaboração de metodologia de negociação?</text:p>
      <text:p text:style-name="P27"/>
      <text:p text:style-name="P28"><text:tab/>10 A monografia fala sobre estratégias que facilitam a negociação de requisitos?</text:p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 No9 L" style:font-name-asian="DejaVu San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8333in" fo:margin-left="1.1812in" fo:margin-bottom="0.7826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lorena</dc:creator>
    <meta:creation-date>2011-01-08T09:40:00Z</meta:creation-date>
    <dc:date>2011-04-27T22:01:00Z</dc:date>
    <meta:print-date>2011-04-25T20:00:00Z</meta:print-date>
    <meta:template xlink:href="Normal" xlink:type="simple"/>
    <meta:editing-cycles>27</meta:editing-cycles>
    <meta:editing-duration>PT2088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395" meta:character-count="2524" meta:row-count="17" meta:non-whitespace-character-count="2134"/>
  </office:meta>
</office:document-meta>
</file>